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D000002C8B89830CC1187E475.png" manifest:media-type="image/png"/>
  <manifest:file-entry manifest:full-path="Pictures/1000000000000230000001A4D151C2EF2EA04AFE.jpg" manifest:media-type="image/jpeg"/>
  <manifest:file-entry manifest:full-path="Pictures/1000000000000230000001A477BDDBB9AF773CAB.jpg" manifest:media-type="image/jpeg"/>
  <manifest:file-entry manifest:full-path="Pictures/1000000000000230000001A46B610475A17C60F6.jpg" manifest:media-type="image/jpeg"/>
  <manifest:file-entry manifest:full-path="Pictures/1000000000000230000001A4799774D457F812DA.jpg" manifest:media-type="image/jpeg"/>
  <manifest:file-entry manifest:full-path="Pictures/1000000000000230000001A4B6AD1972BC129119.jpg" manifest:media-type="image/jpeg"/>
  <manifest:file-entry manifest:full-path="Pictures/1000000000000230000001A41A4DC03C04C0D52C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b81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b81a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b8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b81a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bold" officeooo:rsid="00116c3e" officeooo:paragraph-rsid="00116c3e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style:text-underline-style="none" fo:font-weight="bold" officeooo:rsid="00120770" officeooo:paragraph-rsid="00120770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l" fo:country="GR" style:text-underline-style="none" fo:font-weight="normal" officeooo:rsid="000c72b6" officeooo:paragraph-rsid="000c72b6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l" fo:country="GR" style:text-underline-style="none" fo:font-weight="normal" officeooo:rsid="000ca629" officeooo:paragraph-rsid="000ca629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none" fo:font-weight="normal" officeooo:rsid="00116c3e" officeooo:paragraph-rsid="00116c3e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l" fo:country="GR" style:text-underline-style="none" fo:font-weight="normal" officeooo:rsid="00116c3e" officeooo:paragraph-rsid="00130a5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l" fo:country="GR" style:text-underline-style="none" fo:font-weight="bold" officeooo:rsid="0013f66b" officeooo:paragraph-rsid="0013f66b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16c3e" officeooo:paragraph-rsid="00116c3e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0770" officeooo:paragraph-rsid="0012077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6pt" fo:font-weight="bold" officeooo:paragraph-rsid="000b81a3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en" fo:country="US" fo:font-weight="bold" officeooo:paragraph-rsid="000b81a3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c545e" officeooo:paragraph-rsid="000c545e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f844a" officeooo:paragraph-rsid="000f844a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00b81a3"/>
    </style:style>
    <style:style style:name="P19" style:family="paragraph" style:parent-style-name="Standard">
      <style:text-properties officeooo:paragraph-rsid="000b81a3"/>
    </style:style>
    <style:style style:name="P20" style:family="paragraph" style:parent-style-name="Standard">
      <style:text-properties fo:font-size="14pt" fo:language="en" fo:country="US" style:text-underline-style="none" fo:font-weight="normal" officeooo:rsid="00130a5e" officeooo:paragraph-rsid="00130a5e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n" fo:country="US" style:text-underline-style="none" fo:font-weight="bold" officeooo:rsid="00120770" officeooo:paragraph-rsid="00166f1c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language="el" fo:country="GR" style:text-underline-style="none" fo:font-weight="normal" officeooo:rsid="0013f66b" officeooo:paragraph-rsid="0013f66b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language="el" fo:country="GR" style:text-underline-style="none" fo:font-weight="bold" officeooo:rsid="0013f66b" officeooo:paragraph-rsid="00182dba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text-position="0% 100%" fo:font-size="14pt" fo:language="el" fo:country="GR" style:text-underline-style="none" fo:font-weight="normal" officeooo:rsid="0013f66b" officeooo:paragraph-rsid="00182dba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text-position="0% 100%" fo:font-size="14pt" fo:language="el" fo:country="GR" style:text-underline-style="none" fo:font-weight="normal" officeooo:rsid="0015b75a" officeooo:paragraph-rsid="0015b75a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text-position="0% 100%" fo:font-size="14pt" fo:language="el" fo:country="GR" style:text-underline-style="none" fo:font-weight="normal" officeooo:rsid="00116c3e" officeooo:paragraph-rsid="00166f1c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text-position="0% 100%" fo:font-size="14pt" fo:language="el" fo:country="GR" style:text-underline-style="solid" style:text-underline-width="auto" style:text-underline-color="font-color" fo:font-weight="bold" officeooo:rsid="0015b75a" officeooo:paragraph-rsid="0015b75a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text-position="0% 100%" fo:font-size="14pt" fo:language="en" fo:country="US" style:text-underline-style="none" fo:font-weight="bold" officeooo:rsid="00116c3e" officeooo:paragraph-rsid="00166f1c" style:font-size-asian="12.25pt" style:font-weight-asian="bold" style:font-size-complex="14pt" style:font-weight-complex="bold"/>
    </style:style>
    <style:style style:name="T1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4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b81a3"/>
    </style:style>
    <style:style style:name="T7" style:family="text">
      <style:text-properties fo:language="en" fo:country="US" style:text-underline-style="solid" style:text-underline-width="auto" style:text-underline-color="font-color"/>
    </style:style>
    <style:style style:name="T8" style:family="text">
      <style:text-properties fo:language="en" fo:country="US" style:text-underline-style="solid" style:text-underline-width="auto" style:text-underline-color="font-color" officeooo:rsid="00120770"/>
    </style:style>
    <style:style style:name="T9" style:family="text">
      <style:text-properties fo:language="en" fo:country="US" style:text-underline-style="solid" style:text-underline-width="auto" style:text-underline-color="font-color" officeooo:rsid="00130a5e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officeooo:rsid="00130a5e"/>
    </style:style>
    <style:style style:name="T12" style:family="text">
      <style:text-properties officeooo:rsid="000e6aac"/>
    </style:style>
    <style:style style:name="T13" style:family="text">
      <style:text-properties fo:language="el" fo:country="GR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text-underline-style="none"/>
    </style:style>
    <style:style style:name="T16" style:family="text">
      <style:text-properties style:text-position="0% 100%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fo:language="en" fo:country="US" style:text-underline-style="none"/>
    </style:style>
    <style:style style:name="T19" style:family="text">
      <style:text-properties style:text-position="0% 100%" style:text-underline-style="none"/>
    </style:style>
    <style:style style:name="T20" style:family="text">
      <style:text-properties style:text-position="0% 100%" style:text-underline-style="solid" style:text-underline-width="auto" style:text-underline-color="font-color" officeooo:rsid="00130a5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130a5e"/>
    </style:style>
    <style:style style:name="T23" style:family="text">
      <style:text-properties style:text-underline-style="none"/>
    </style:style>
    <style:style style:name="T24" style:family="text">
      <style:text-properties officeooo:rsid="00130a5e"/>
    </style:style>
    <style:style style:name="T25" style:family="text">
      <style:text-properties style:text-position="super 58%" fo:language="en" fo:country="US" style:text-underline-style="solid" style:text-underline-width="auto" style:text-underline-color="font-color" officeooo:rsid="00130a5e"/>
    </style:style>
    <style:style style:name="T26" style:family="text">
      <style:text-properties officeooo:rsid="001974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6">2</text:span></text:p>
      <text:p text:style-name="P3"/>
      <text:p text:style-name="P4"><draw:frame draw:style-name="fr4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14">Χριστοφορίδης Χρήστος – ΑΕΜ 10395</text:p>
      <text:p text:style-name="P18"><text:a xlink:type="simple" xlink:href="mailto:christoscs@ece.auth.gr" text:style-name="Standard" text:visited-style-name="Standard"><text:span text:style-name="T4">christoscs@ece.auth.gr</text:span></text:a></text:p>
      <text:p text:style-name="P19"><text:span text:style-name="T3">17</text:span><text:span text:style-name="T2">/</text:span><text:span text:style-name="T1">1</text:span><text:span text:style-name="T3">1</text:span><text:span text:style-name="T2">/2024</text:span></text:p>
      <text:p text:style-name="P15"/>
      <text:p text:style-name="P15"/>
      <text:p text:style-name="P15"/>
      <text:p text:style-name="P15"/>
      <text:p text:style-name="P15"/>
      <text:p text:style-name="P16"><text:soft-page-break/>Θέμα 1</text:p>
      <text:p text:style-name="P7">Έχουμε την συνάρτηση <draw:frame draw:style-name="fr5" draw:name="Object1" text:anchor-type="as-char" svg:y="-0.554cm" svg:width="3.798cm" svg:height="0.693cm" draw:z-index="1"><draw:object xlink:href="./Object 1" xlink:type="simple" xlink:show="embed" xlink:actuate="onLoad"/><draw:image xlink:href="./ObjectReplacements/Object 1" xlink:type="simple" xlink:show="embed" xlink:actuate="onLoad"/></draw:frame>με γραφική παράσταση:<text:line-break/></text:p>
      <text:p text:style-name="P8"><draw:frame draw:style-name="fr3" draw:name="Image2" text:anchor-type="char" svg:width="14.817cm" svg:height="11.113cm" draw:z-index="2"><draw:image xlink:href="Pictures/1000000000000230000001A4D151C2EF2EA04AFE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char" svg:width="14.817cm" svg:height="11.113cm" draw:z-index="3"><draw:image xlink:href="Pictures/1000000000000230000001A477BDDBB9AF773CAB.jpg" xlink:type="simple" xlink:show="embed" xlink:actuate="onLoad" draw:mime-type="image/jpeg"/></draw:frame><text:s/></text:p>
      <text:p text:style-name="P8"><text:soft-page-break/>Παρατηρούμε ότι η συνάρτηση εμφανίζει ελάχιστο “περίπου” το -0.8 για <text:span text:style-name="T5">x </text:span>περίπου <text:s text:c="3"/></text:p>
      <text:p text:style-name="P8">-1.63 και <text:span text:style-name="T5">y </text:span>κοντά στο μηδέν. <text:span text:style-name="T12">Επίσης καταλαβαίνουμε ότι αν το αρχικό μας σημείο είναι εκτός “γούβας” η παράγωγος θα μηδενιστεί πριν εισέλθει στην “γούβα” και οι αλγόριθμοι θα τερματίσουν χωρίς να έχουν φτάσει στο ελάχιστο σημείο. Επομένως για τα αρχικά σημεία (0,0) και (1, -1) αναμένω να πάρω λάθος αποτέλεσμα. Χαρακτηριστικά για το (0,0) αναμένω όλοι οι αλγόριθμοι να τερματίσουν κατευθείαν καθώς σε αυτό το σημείο η πρώτη παράγωγος της συνάρτησης είναι μηδέν.</text:span></text:p>
      <text:p text:style-name="P8"/>
      <text:p text:style-name="P17">Θέμα 2 – Μέθοδος Μέγιστης Καθόδου</text:p>
      <text:p text:style-name="P9">Στο θέμα 2 μας ζητείται να εκτιμήσουμε το ελάχιστο της συνάρτησης <text:span text:style-name="T5">f </text:span>με την μέθοδο της μέγιστης καθόδου. Για όλα τα ερωτήματα επιλέγω σταθερά τερματισμού ε = 0.01 .</text:p>
      <text:p text:style-name="P9"/>
      <text:p text:style-name="P12">α) Το βήμα γ<text:span text:style-name="T14">k</text:span><text:span text:style-name="T17"> </text:span><text:span text:style-name="T16">είναι σταθερό και το επιλέγω ίσο με 0.1</text:span></text:p>
      <text:p text:style-name="P9">Τρέχω το <text:span text:style-name="T5">script constant_gammak.m </text:span>του θέματος 2 για όλα τα αρχικά σημεία που δίνονται και παίρνω τα παρακάτω αποτελέσματα:</text:p>
      <text:p text:style-name="P5">i) <text:s/><text:span text:style-name="T13">Αρχικό σημείο (0,0)</text:span></text:p>
      <text:p text:style-name="P13">Το ελάχιστο σημείο που υπολογίζεται από τον αλγόριθμο είναι το <text:span text:style-name="T5">f = 0 </text:span>για <text:span text:style-name="T5">x = 0 </text:span>και <text:span text:style-name="T5">y = </text:span>0 έπειτα από 1 επανάληψη.<text:span text:style-name="T23"> Αυτό συμβαίνει για τον λόγο ότι σε αυτό το αρχικό σημείο η πρώτη παράγωγος της συνάρτησης είναι μηδέν όπως εξηγήσαμε και στο θέμα 1. Η απεικόνιση της σύγκλισης της συνάρτησης </text:span><text:span text:style-name="T10">f </text:span><text:span text:style-name="T23">δεν έχει νόημα καθώς μιλάμε για ένα μόνο σημείο το (0,0,0). Τα αποτελέσματα αυτά ισχύουν ανεξαρτήτως αλγορίθμου και ανεξαρτήτως επιλογής γ</text:span><text:span text:style-name="T15">k</text:span><text:span text:style-name="T18">. </text:span><text:span text:style-name="T19">Για τον λόγο αυτό στο εξής θα παραλείπεται η ανάλυση για αρχικό σημείο (0,0) καθώς είναι παρόμοια.</text:span></text:p>
      <text:p text:style-name="P5">ii) <text:span text:style-name="T13">Αρχικό σημείο (-1,1)</text:span></text:p>
      <text:p text:style-name="P9"><text:span text:style-name="T21">Το ελάχιστο σημείο που υπολογίζεται από τον αλγόριθμο είναι το </text:span><text:span text:style-name="T8">f = </text:span><text:span text:style-name="T21">-0.8111 για </text:span><text:span text:style-name="T7">x = -1.5811 </text:span><text:span text:style-name="T21">και </text:span><text:span text:style-name="T7">y = 0.0053 </text:span><text:span text:style-name="T21">έπειτα από 38 επαναλήψεις.</text:span> Το αποτέλεσμα αυτό είναι αρκετά κοντά στο πραγματικό όπως διαπιστώσαμε γραφικά. Παρακάτω φαίνεται η σύγκλιση της συνάρτησης <text:span text:style-name="T5">f </text:span></text:p>
      <text:p text:style-name="P9"><draw:frame draw:style-name="fr1" draw:name="Image4" text:anchor-type="char" svg:width="12.208cm" svg:height="9.156cm" draw:z-index="4"><draw:image xlink:href="Pictures/1000000000000230000001A4799774D457F812DA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oft-page-break/>iii) <text:span text:style-name="T13">Αρχικό σημείο (1,-1)</text:span></text:p>
      <text:p text:style-name="P10"><text:span text:style-name="T21">Το ελάχιστο σημείο που υπολογίζεται από τον αλγόριθμο είναι το </text:span><text:span text:style-name="T8">f = <text:s/>6.8361</text:span><text:span text:style-name="T9">*10</text:span><text:span text:style-name="T25">-4</text:span><text:span text:style-name="T20"> (πρακτικά το 0)</text:span><text:span text:style-name="T21"> για </text:span><text:span text:style-name="T7">x = 0.3271 </text:span><text:span text:style-name="T21">και </text:span><text:span text:style-name="T7">y = -1.2685 </text:span><text:span text:style-name="T21">έπειτα από 117 επαναλήψεις. </text:span><text:span text:style-name="T24">Το αποτέλεσμα αυτό όπως αναμέναμε και από το θέμα 1 είναι λάθος καθώς ξεκινάμε εκτός της “γούβας” του πραγματικού ελαχίστου της συνάρτησης, αλλά στην περιοχή του μεγίστου και επομένως ο αλγόριθμος εγκλωβίζεται σε τοπικό ελάχιστο ( το μηδέν). Παρακάτω φαίνεται η σύγκλιση της συνάρτησης </text:span><text:span text:style-name="T11">f</text:span></text:p>
      <text:p text:style-name="P20"><draw:frame draw:style-name="fr1" draw:name="Image5" text:anchor-type="char" svg:width="12.208cm" svg:height="9.156cm" draw:z-index="5"><draw:image xlink:href="Pictures/1000000000000230000001A4B6AD1972BC129119.jpg" xlink:type="simple" xlink:show="embed" xlink:actuate="onLoad" draw:mime-type="image/jpe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Παρατηρήσεις</text:p>
      <text:p text:style-name="P22">Ο αλγόριθμος λειτουργεί σωστά μόνο για το αρχικό σημείο (-1,1) όπως και αναμέναμε. Για τις προσομοιώσεις χρησιμοποιήσαμε γ<text:span text:style-name="T14">k</text:span><text:span text:style-name="T17"> = 0.1. </text:span><text:span text:style-name="T16">Κάνοντας δοκιμές και αυξάνοντας σταδιακά το γ</text:span><text:span text:style-name="T14">k</text:span><text:span text:style-name="T17"> </text:span><text:span text:style-name="T16">παρατηρούμε ότι όσο αυξάνεται οδηγούμαστε σε όλο ένα και λιγότερο ακριβή λύση.</text:span></text:p>
      <text:p text:style-name="P22"/>
      <text:p text:style-name="P27">β) Το βήμα γ<text:span text:style-name="T14">k</text:span><text:span text:style-name="T5"> </text:span>επιλέγεται σε κάθε επανάληψη έτσι ώστε να ελαχιστοποιείται η συνάρτηση <text:span text:style-name="T5">f(x</text:span><text:span text:style-name="T14">k</text:span><text:span text:style-name="T5">+</text:span>γ<text:span text:style-name="T14">k</text:span><text:span text:style-name="T5">d</text:span><text:span text:style-name="T14">k</text:span><text:span text:style-name="T5">)</text:span></text:p>
      <text:p text:style-name="P25">Για την επιλογή του γ<text:span text:style-name="T14">k</text:span><text:span text:style-name="T5"> </text:span>χρησιμοποιώ την μέθοδο του χρυσού τομέα (<text:span text:style-name="T5">golden_section.m) </text:span>από την προηγούμενη εργασία με μια μικρή τροποποίηση έτσι ώστε να γυρνάει μία τιμή και όχι διάστημα τιμών (συγκεκριμένα το μέσο του διαστήματος). Τρέχω το <text:span text:style-name="T5">scirpt minimize_gammak.m </text:span>του θέματος 2 και παίρνω τα παρακάτω αποτελέσματα:</text:p>
      <text:p text:style-name="P28">ii) <text:span text:style-name="T13">Αρχικό σημείο (-1,1)</text:span></text:p>
      <text:p text:style-name="P26"><text:span text:style-name="T21">Το ελάχιστο σημείο που υπολογίζεται από τον αλγόριθμο είναι το </text:span><text:span text:style-name="T8">f = -0.8112</text:span><text:span text:style-name="T21"> για </text:span><text:span text:style-name="T7">x = -1.5825 </text:span><text:span text:style-name="T21">και </text:span><text:span text:style-name="T7">y = 0.0045 </text:span><text:span text:style-name="T21">έπειτα από 6 επαναλήψεις.</text:span> Το αποτέλεσμα αυτό είναι αρκετά κοντά στο πραγματικό όπως διαπιστώσαμε γραφικά. Παρακάτω φαίνεται η σύγκλιση της συνάρτησης <text:span text:style-name="T5">f </text:span></text:p>
      <text:p text:style-name="P26"><draw:frame draw:style-name="fr1" draw:name="Image6" text:anchor-type="char" svg:width="12.208cm" svg:height="9.156cm" draw:z-index="6"><draw:image xlink:href="Pictures/1000000000000230000001A46B610475A17C60F6.jpg" xlink:type="simple" xlink:show="embed" xlink:actuate="onLoad" draw:mime-type="image/jpeg"/></draw:frame><text:soft-page-break/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iii) <text:span text:style-name="T13">Αρχικό σημείο (1,-1)</text:span></text:p>
      <text:p text:style-name="P26"><text:span text:style-name="T21">Το ελάχιστο σημείο που υπολογίζεται από τον αλγόριθμο είναι το </text:span><text:span text:style-name="T8">f = <text:s/></text:span><text:span text:style-name="T9">-0.0016</text:span><text:span text:style-name="T22"> (πρακτικά το 0)</text:span><text:span text:style-name="T21"> για </text:span><text:span text:style-name="T7">x = -0.9849 </text:span><text:span text:style-name="T21">και </text:span><text:span text:style-name="T7">y = -2.3232 </text:span><text:span text:style-name="T21">έπειτα από 2 επαναλήψεις. </text:span><text:span text:style-name="T24">Το αποτέλεσμα αυτό όπως αναμέναμε και από το θέμα 1 είναι λάθος καθώς ξεκινάμε εκτός της “γούβας” του πραγματικού ελαχίστου της συνάρτησης, αλλά στην περιοχή του μεγίστου και επομένως ο αλγόριθμος εγκλωβίζεται σε τοπικό ελάχιστο ( το μηδέν). Παρακάτω φαίνεται η σύγκλιση της συνάρτησης </text:span><text:span text:style-name="T11">f</text:span></text:p>
      <text:p text:style-name="P26"><draw:frame draw:style-name="fr1" draw:name="Image7" text:anchor-type="char" svg:width="12.208cm" svg:height="9.156cm" draw:z-index="7"><draw:image xlink:href="Pictures/1000000000000230000001A41A4DC03C04C0D52C.jpg" xlink:type="simple" xlink:show="embed" xlink:actuate="onLoad" draw:mime-type="image/jpeg"/></draw:frame><text:span text:style-name="T11"><text:s text:c="2"/></text:span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6"><text:span text:style-name="T11"/></text:p>
      <text:p text:style-name="P23"/>
      <text:p text:style-name="P23"/>
      <text:p text:style-name="P23"/>
      <text:p text:style-name="P23"/>
      <text:p text:style-name="P23"><text:soft-page-break/>Παρατηρήσεις</text:p>
      <text:p text:style-name="P24"><text:span text:style-name="T11">Ο αλγόριθμος λειτουργεί σωστά μόνο για το αρχικό σημείο (-1,1) όπως και αναμέναμε. </text:span><text:span text:style-name="T26">Συγκριτικά με το σταθερό γ παρατηρούμε ότι καταλήγουμε πρακτικά στο ίδιο ελάχιστο σε πολύ μικρότερο όμως αριθμό επαναλήψεω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7T16:46:59.582000000</meta:creation-date>
    <dc:date>2024-11-17T21:15:54.580000000</dc:date>
    <meta:editing-duration>PT48M38S</meta:editing-duration>
    <meta:editing-cycles>10</meta:editing-cycles>
    <meta:generator>LibreOffice/7.3.4.2$Windows_X86_64 LibreOffice_project/728fec16bd5f605073805c3c9e7c4212a0120dc5</meta:generator>
    <meta:document-statistic meta:table-count="0" meta:image-count="7" meta:object-count="1" meta:page-count="6" meta:paragraph-count="37" meta:word-count="658" meta:character-count="4098" meta:non-whitespace-character-count="3452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row>
              <mi mathvariant="normal">x</mi>
              <mi mathvariant="normal">,</mi>
              <mi mathvariant="normal">y</mi>
            </mrow>
          </mrow>
          <mo fence="true" form="postfix" stretchy="false">)</mo>
        </mrow>
        <mo stretchy="false">=</mo>
        <mrow>
          <msup>
            <mi mathvariant="normal">x</mi>
            <mn>5</mn>
          </msup>
          <mo stretchy="false">⋅</mo>
          <msup>
            <mi mathvariant="normal">e</mi>
            <mrow>
              <mrow>
                <mo stretchy="false">−</mo>
                <msup>
                  <mi mathvariant="normal">x</mi>
                  <mn>2</mn>
                </msup>
              </mrow>
              <mo stretchy="false">−</mo>
              <msup>
                <mi mathvariant="normal">y</mi>
                <mn>2</mn>
              </msup>
            </mrow>
          </msup>
        </mrow>
      </mrow>
    </mrow>
    <annotation encoding="StarMath 5.0">f( x,y  ) = x^5 cdot e^{ -x^2-y^2 }</annotation>
  </semantics>
</math>
</file>